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bf69" officeooo:paragraph-rsid="001cbf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S</text:p>
      <text:p text:style-name="P1">Projekt löschen</text:p>
      <text:p text:style-name="P1">beim löschen einzelner Stufen alle Unterpunkte lösch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4:23:32.536299895</meta:creation-date>
    <dc:date>2016-01-12T14:24:22.426981042</dc:date>
    <meta:editing-duration>P0D</meta:editing-duration>
    <meta:editing-cycles>1</meta:editing-cycles>
    <meta:document-statistic meta:table-count="0" meta:image-count="0" meta:object-count="0" meta:page-count="1" meta:paragraph-count="3" meta:word-count="10" meta:character-count="74" meta:non-whitespace-character-count="67"/>
    <meta:generator>LibreOffice/4.2.8.2$Linux_X86_64 LibreOffice_project/420m0$Build-2</meta:generator>
  </office:meta>
</office:document-meta>
</file>